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5785in" style:rel-width="95%" table:align="left"/>
    </style:style>
    <style:style style:name="Table1.A" style:family="table-column">
      <style:table-column-properties style:column-width="0.8014in" style:rel-column-width="7583*"/>
    </style:style>
    <style:style style:name="Table1.B" style:family="table-column">
      <style:table-column-properties style:column-width="5.7771in" style:rel-column-width="54672*"/>
    </style:style>
    <style:style style:name="Table1.A1" style:family="table-cell">
      <style:table-cell-properties style:vertical-align="middle" fo:padding="0.0444in" fo:border="0.0139in solid #808080"/>
    </style:style>
    <style:style style:name="Table1.A2" style:family="table-cell">
      <style:table-cell-properties style:vertical-align="middle" fo:padding="0.0444in" fo:border-left="0.0139in solid #808080" fo:border-right="none" fo:border-top="none" fo:border-bottom="0.0139in solid #808080"/>
    </style:style>
    <style:style style:name="Table1.B2" style:family="table-cell">
      <style:table-cell-properties style:vertical-align="middle" fo:padding="0.0444in" fo:border-left="0.0139in solid #808080" fo:border-right="0.0139in solid #808080" fo:border-top="none" fo:border-bottom="0.0139in solid #808080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8pt" fo:font-weight="bold"/>
    </style:style>
    <style:style style:name="T4" style:family="text">
      <style:text-properties fo:font-style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ine:</text:p>
      <text:p text:style-name="Standard">This document contains information about pine as referenced on page 10 of TTTA.</text:p>
      <text:p text:style-name="Standard"/>
      <text:p text:style-name="Standard"/>
      <text:p text:style-name="Standard">From: <text:a xlink:type="simple" xlink:href="http://www.bible-history.com/isbe/P/PINE+TREE/">http://www.bible-history.com/isbe/P/PINE+TREE/</text:a></text:p>
      <text:p text:style-name="Standard"/>
      <text:p text:style-name="Table_20_Contents"><text:span text:style-name="T3">PINE TREE</text:span><text:line-break/><text:line-break/>pin tre: (1) `ets shemen, translated the Revised Version (British and American) "wild olive," the King James Version "pine" (Neh 8:15); the Revised Version (British and American) "oil-tree," m "oleaster" (Isa 41:19); "olive-wood" (1 Ki 6:23,31-33). See OIL TREE. (2) tidhhar (Isa 41:19, margin "plane"; 60:13); peuke, "fir." Lagarde, from similarity of tidhhar to the Syriac deddar, usually the "elm," considers this the best translation. Symmachus also translated tidhhar (Isa 41:19) by ptelea, the "elm." The elm, Ulmus campestris, is rare in Israel and the Lebanon, though it is found today N. of Aleppo. Post (HDB, III, 592-93) considers that (1) should be translated as "pine," which he describes as a "fat wood tree"; it is perhaps as probably a correct translation for (2), but great uncertainty remains. Two species of pine are plentiful in the Lebanon and flourish in most parts of Israel when given a chance. These are the stone pine, Pinus pinea, and the Aleppo pine, P. halepensis; all the highlands looking toward the sea are suited to their growth.<text:line-break/>E. W. G. Masterman </text:p>
      <text:p text:style-name="Standard"/>
      <text:p text:style-name="Table_20_Contents"><text:span text:style-name="T1">Bibliography Information</text:span><text:line-break/>Orr, James, M.A., D.D. General Editor. "Definition for 'PINE TREE'". "International Standard Bible Encyclopedia". <text:a xlink:type="simple" xlink:href="http://www.bible-history.com/isbe/">bible-history.com - ISBE</text:a>; 1915.</text:p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>From: <text:a xlink:type="simple" xlink:href="http://www.biblewheel.com/GR/GR_Database.php?SearchBy_Word=pine">http://www.biblewheel.com/GR/GR_Database.php?SearchBy_Word=pine</text:a></text:p>
      <text:p text:style-name="Table_20_Contents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Table_20_Contents">All the Verses containing pine </text:p>
          </table:table-cell>
          <table:covered-table-cell/>
        </table:table-row>
        <table:table-row>
          <table:table-cell table:style-name="Table1.A2" office:value-type="string">
            <text:p text:style-name="Table_20_Contents"><text:a xlink:type="simple" xlink:href="http://www.biblewheel.com/GR/GR_Database.php?bnum=3&amp;cnum=26&amp;vnum=39">Lev 26:39</text:a></text:p>
          </table:table-cell>
          <table:table-cell table:style-name="Table1.B2" office:value-type="string">
            <text:p text:style-name="Table_20_Contents">And they that are left of you shall <text:span text:style-name="T2">pine</text:span> away in their iniquity in your enemies' lands; and also in the iniquities of their fathers shall they pine away with them.</text:p>
          </table:table-cell>
        </table:table-row>
        <table:table-row>
          <table:table-cell table:style-name="Table1.A2" office:value-type="string">
            <text:p text:style-name="Table_20_Contents"><text:a xlink:type="simple" xlink:href="http://www.biblewheel.com/GR/GR_Database.php?bnum=16&amp;cnum=8&amp;vnum=15">Neh 8:15</text:a></text:p>
          </table:table-cell>
          <table:table-cell table:style-name="Table1.B2" office:value-type="string">
            <text:p text:style-name="Table_20_Contents">And that they should publish and proclaim in all their cities, and in Jerusalem, saying, Go forth unto the mount, and fetch olive branches, and <text:span text:style-name="T2">pine</text:span> branches, and myrtle branches, and palm branches, and branches of thick trees, to make booths, as <text:span text:style-name="T4">it is</text:span> written.</text:p>
          </table:table-cell>
        </table:table-row>
        <table:table-row>
          <table:table-cell table:style-name="Table1.A2" office:value-type="string">
            <text:p text:style-name="Table_20_Contents"><text:a xlink:type="simple" xlink:href="http://www.biblewheel.com/GR/GR_Database.php?bnum=23&amp;cnum=41&amp;vnum=19">Isa 41:19</text:a></text:p>
          </table:table-cell>
          <table:table-cell table:style-name="Table1.B2" office:value-type="string">
            <text:p text:style-name="Table_20_Contents">I will plant in the wilderness the cedar, the shittah tree, and the myrtle, and the oil tree; I will set in the desert the fir tree, <text:span text:style-name="T4">and</text:span> the <text:span text:style-name="T2">pine</text:span>, and the box tree together:</text:p>
          </table:table-cell>
        </table:table-row>
        <table:table-row>
          <table:table-cell table:style-name="Table1.A2" office:value-type="string">
            <text:p text:style-name="Table_20_Contents"><text:a xlink:type="simple" xlink:href="http://www.biblewheel.com/GR/GR_Database.php?bnum=23&amp;cnum=60&amp;vnum=13">Isa 60:13</text:a></text:p>
          </table:table-cell>
          <table:table-cell table:style-name="Table1.B2" office:value-type="string">
            <text:p text:style-name="Table_20_Contents">The glory of Lebanon shall come unto thee, the fir tree, the <text:span text:style-name="T2">pine</text:span> tree, and the box together, to beautify the place of my sanctuary; and I will make the place of my feet glorious.</text:p>
          </table:table-cell>
        </table:table-row>
        <table:table-row>
          <table:table-cell table:style-name="Table1.A2" office:value-type="string">
            <text:p text:style-name="Table_20_Contents"><text:a xlink:type="simple" xlink:href="http://www.biblewheel.com/GR/GR_Database.php?bnum=25&amp;cnum=4&amp;vnum=9">Lam 4:9</text:a></text:p>
          </table:table-cell>
          <table:table-cell table:style-name="Table1.B2" office:value-type="string">
            <text:p text:style-name="Table_20_Contents"><text:span text:style-name="T4">They that be</text:span> slain with the sword are better than <text:span text:style-name="T4">they that be</text:span> slain with hunger: for these <text:span text:style-name="T2">pine</text:span> away, stricken through for <text:span text:style-name="T4">want of</text:span> the fruits of the field.</text:p>
          </table:table-cell>
        </table:table-row>
        <text:soft-page-break/>
        <table:table-row>
          <table:table-cell table:style-name="Table1.A2" office:value-type="string">
            <text:p text:style-name="Table_20_Contents"><text:a xlink:type="simple" xlink:href="http://www.biblewheel.com/GR/GR_Database.php?bnum=26&amp;cnum=24&amp;vnum=23">Eze 24:23</text:a></text:p>
          </table:table-cell>
          <table:table-cell table:style-name="Table1.B2" office:value-type="string">
            <text:p text:style-name="Table_20_Contents">And your tires <text:span text:style-name="T4">shall be</text:span> upon your heads, and your shoes upon your feet: ye shall not mourn nor weep; but ye shall <text:span text:style-name="T2">pine</text:span> away for your iniquities, and mourn one toward another.</text:p>
          </table:table-cell>
        </table:table-row>
        <table:table-row>
          <table:table-cell table:style-name="Table1.A2" office:value-type="string">
            <text:p text:style-name="Table_20_Contents"><text:a xlink:type="simple" xlink:href="http://www.biblewheel.com/GR/GR_Database.php?bnum=26&amp;cnum=33&amp;vnum=10">Eze 33:10</text:a></text:p>
          </table:table-cell>
          <table:table-cell table:style-name="Table1.B2" office:value-type="string">
            <text:p text:style-name="Table_20_Contents">Therefore, O thou son of man, speak unto the house of Israel; Thus ye speak, saying, If our transgressions and our sins <text:span text:style-name="T4">be</text:span> upon us, and we <text:span text:style-name="T2">pine</text:span> away in them, how should we then live?</text:p>
          </table:table-cell>
        </table:table-row>
        <table:table-row>
          <table:table-cell table:style-name="Table1.B2" table:number-columns-spanned="2" office:value-type="string">
            <text:p text:style-name="Table_20_Contents">Verse Count: 7</text:p>
          </table:table-cell>
          <table:covered-table-cell/>
        </table:table-row>
      </table:table>
      <text:p text:style-name="Table_20_Contents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2-27T01:27:39</meta:creation-date>
    <dc:date>2013-02-27T01:32:42</dc:date>
    <meta:editing-duration>PT5M3S</meta:editing-duration>
    <meta:editing-cycles>3</meta:editing-cycles>
    <meta:generator>LibreOffice/3.3$Unix LibreOffice_project/330m18$Build-4</meta:generator>
    <meta:document-statistic meta:table-count="1" meta:image-count="0" meta:object-count="0" meta:page-count="2" meta:paragraph-count="22" meta:word-count="484" meta:character-count="2861"/>
  </office:meta>
</office:document-meta>
</file>